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 Sans" svg:font-family="'Open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_20_2">
      <style:text-properties fo:font-variant="normal" fo:text-transform="none" fo:color="#4a4a4a" style:font-name="Open Sans" fo:font-size="13.8000001907349pt" fo:letter-spacing="0.0244in" fo:font-style="normal" fo:font-weight="bold"/>
    </style:style>
    <style:style style:name="P2" style:family="paragraph" style:parent-style-name="Standard" style:list-style-name="L1"/>
    <style:style style:name="P3" style:family="paragraph" style:parent-style-name="Text_20_body" style:list-style-name="L2"/>
    <style:style style:name="P4" style:family="paragraph" style:parent-style-name="Text_20_body" style:list-style-name="L2">
      <style:text-properties fo:font-variant="normal" fo:text-transform="none" fo:color="#777777" style:font-name="Open Sans" fo:font-size="8.05000019073486pt" fo:letter-spacing="normal" fo:font-style="normal" fo:font-weight="normal"/>
    </style:style>
    <style:style style:name="T1" style:family="text">
      <style:text-properties fo:font-variant="normal" fo:text-transform="none" fo:color="#777777" style:font-name="Open Sans" fo:font-size="8.05000019073486pt" fo:letter-spacing="normal" fo:font-style="normal" fo:font-weight="normal"/>
    </style:style>
    <style:style style:name="T2" style:family="text">
      <style:text-properties fo:font-variant="normal" fo:text-transform="none" fo:color="#777777" style:font-name="Open Sans" fo:font-size="8.05000019073486pt" fo:letter-spacing="normal" fo:font-style="normal" fo:font-weight="normal" fo:background-color="#ffff00"/>
    </style:style>
    <style:style style:name="T3" style:family="text">
      <style:text-properties fo:font-variant="normal" fo:text-transform="none" fo:color="#777777" style:font-name="Open Sans" fo:font-size="8.05000019073486pt" fo:letter-spacing="normal" fo:font-style="normal" fo:font-weight="bold" style:font-weight-asian="bold" style:font-weight-complex="bold"/>
    </style:style>
    <style:style style:name="T4" style:family="text">
      <style:text-properties fo:font-variant="normal" fo:text-transform="none" fo:color="#777777" style:font-name="Open Sans" fo:font-size="8.05000019073486pt" fo:letter-spacing="normal" fo:font-style="normal" style:text-underline-style="solid" style:text-underline-width="auto" style:text-underline-color="font-color" fo:font-weight="normal"/>
    </style:style>
    <style:style style:name="T5" style:family="text">
      <style:text-properties fo:font-weight="bold" style:font-weight-asian="bold" style:font-weight-complex="bold"/>
    </style:style>
    <style:style style:name="T6" style:family="text">
      <style:text-properties fo:color="#777777" fo:font-size="8.05000019073486pt" fo:letter-spacing="normal" fo:font-weight="normal"/>
    </style:style>
    <style:style style:name="T7" style:family="text">
      <style:text-properties fo:background-color="#66ff9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903716196686014229" text:style-name="L1">
        <text:list-item>
          <text:p text:style-name="P2">“<text:span text:style-name="T1">Moreover, there is information about your computer hardware and software that is collected by Jobscan. This information can include without limitation your IP address, browser type, domain names, access times and referring website addresses. We gather this information automatically and store it in log files. We do not link this automatically collected date to other information we collect about you.”</text:span></text:p>
          <text:list>
            <text:list-item>
              <text:p text:style-name="P2"><text:span text:style-name="T1">Good points for not automatically collected date to other information we collect about you.</text:span></text:p>
              <text:list>
                <text:list-item>
                  <text:p text:style-name="P2"><text:span text:style-name="T1">This seems good. </text:span></text:p>
                </text:list-item>
                <text:list-item>
                  <text:p text:style-name="P2"><text:span text:style-name="T1">What does “automatically collected date” mean? Is the log files with our IP addresses, browser types, acess times, etc&gt;?</text:span></text:p>
                  <text:list>
                    <text:list-item>
                      <text:p text:style-name="P2"><text:span text:style-name="T1">Or, is this just our access times?</text:span></text:p>
                    </text:list-item>
                  </text:list>
                </text:list-item>
              </text:list>
            </text:list-item>
          </text:list>
        </text:list-item>
        <text:list-item>
          <text:p text:style-name="P2"><text:span text:style-name="T1">“Jobscan also collects, or logs, certain other information that cannot identify you personally ... includes your Internet Protocol ("IP") address and your domain name. … Jobscan logs these IP addresses and domain names and aggregates them for system administration and to monitor the use of our site. </text:span></text:p>
        </text:list-item>
        <text:list-item>
          <text:p text:style-name="P2"><text:span text:style-name="T1">“We </text:span><text:span text:style-name="T3">may</text:span><text:span text:style-name="T1"> use the aggregated information to measure the number of visits to our site, the average time spent on our site, the number of pages viewed, and various other site use statistics.”</text:span></text:p>
          <text:list>
            <text:list-item>
              <text:p text:style-name="P2"><text:span text:style-name="T1">They may use it for other things as well</text:span></text:p>
            </text:list-item>
          </text:list>
        </text:list-item>
        <text:list-item>
          <text:p text:style-name="P2"><text:span text:style-name="T1">“In addition, Jobscan may collect indirect information about you when you use certain third party services on our site. For example, if you register on our site by using your LinkedIn user name and password, you authorize us to have access to and store the information from your LinkedIn Account profile; such information will be subject to, and treated in accordance with, the policies and practices described in this Privacy Policy.”</text:span></text:p>
          <text:list>
            <text:list-item>
              <text:p text:style-name="P2"><text:span text:style-name="T1">Stores all our Linked Account profile information</text:span></text:p>
            </text:list-item>
          </text:list>
        </text:list-item>
        <text:list-item>
          <text:p text:style-name="P2"><text:span text:style-name="T1">“Jobscan receives information about you from certain of its third party partners, such as Google, Facebook and LinkedIn. You may be entitled to receive a list of the specific nonaffiliated third-parties that Jobscan receives your personal data from. If you would like to view such a list, please email our support at </text:span><text:a xlink:type="simple" xlink:href="mailto:support@jobscan.com" text:style-name="Internet_20_link" text:visited-style-name="Visited_20_Internet_20_Link">support@jobscan.com</text:a><text:span text:style-name="T1">”</text:span></text:p>
          <text:list>
            <text:list-item>
              <text:p text:style-name="P2"><text:span text:style-name="T1">This!</text:span></text:p>
            </text:list-item>
          </text:list>
        </text:list-item>
        <text:list-item>
          <text:p text:style-name="P2"><text:span text:style-name="T1">“You can correct or update your Jobscan account profile, resume(s) or email alerts at any time. Moreover, you can delete your resume(s) from Jobscan 's online database or close your account(s) at any time, in which event we will remove all our copies of your resume and cover letters.”</text:span></text:p>
          <text:list>
            <text:list-item>
              <text:p text:style-name="P2"><text:span text:style-name="T1">It's nice that we can delete our account and that Jobscan will remove our resumes and cover letters. BUT,</text:span></text:p>
              <text:list>
                <text:list-item>
                  <text:p text:style-name="P2"><text:span text:style-name="T1">What personal information about us (such that is on our Jobscan account profile) do they keep?</text:span></text:p>
                </text:list-item>
              </text:list>
            </text:list-item>
          </text:list>
        </text:list-item>
        <text:list-item>
          <text:p text:style-name="P2"><text:span text:style-name="T1">“We will retain your information for as long as your account is active or as needed to provide you services. We will retain and use your information as necessary to comply with our legal obligations, resolve disputes, and enforce our agreements.”</text:span></text:p>
          <text:list>
            <text:list-item>
              <text:p text:style-name="P2"><text:span text:style-name="T1">There is no solid date. This can be very vague:</text:span></text:p>
              <text:list>
                <text:list-item>
                  <text:p text:style-name="P2"><text:span text:style-name="T1">“as needed to provide you services”: at some point, you'll always need a new job, so we'll always keep your information </text:span></text:p>
                </text:list-item>
                <text:list-item>
                  <text:p text:style-name="P2"><text:span text:style-name="T1">“legal obligations”: such as?</text:span></text:p>
                </text:list-item>
                <text:list-item>
                  <text:p text:style-name="P2"><text:span text:style-name="T1">“resolve disputes”: such as? For how long?</text:span></text:p>
                </text:list-item>
                <text:list-item>
                  <text:p text:style-name="P2"><text:span text:style-name="T1">“enforce our agreements”: umm, ok? But for how long?</text:span></text:p>
                </text:list-item>
              </text:list>
            </text:list-item>
          </text:list>
        </text:list-item>
        <text:list-item>
          <text:p text:style-name="P2"><text:span text:style-name="T1">“We do not share, sell, rent or trade personal information with parties for their promotional purposes.”</text:span></text:p>
          <text:list>
            <text:list-item>
              <text:p text:style-name="P2"><text:span text:style-name="T1">“For their promotional purposes”.....but, then, for what purposes?</text:span></text:p>
            </text:list-item>
            <text:list-item>
              <text:p text:style-name="P2"><text:span text:style-name="T1">This is still a good line. </text:span></text:p>
            </text:list-item>
            <text:list-item>
              <text:p text:style-name="P2"><text:span text:style-name="T1">Also, what is personal information and what is not personal information?</text:span></text:p>
              <text:list>
                <text:list-item>
                  <text:p text:style-name="P2"><text:span text:style-name="T1">From earlier in the privacy policy: “In some areas of our websites, Jobscan requests or may request that you provide </text:span><text:span text:style-name="T2">personal information, including your name, gender, address, email address, telephone number, contact information, birthdate, billing information</text:span><text:span text:style-name="T1"> and any other information from which your identity is discernible. Jobscan may also request that you upload a copy of your resume and connect Jobscan to your LinkedIn profile, thereby </text:span><text:span text:style-name="T2">providing personal information regarding your education, prior employment, occupation, titles, and skills,</text:span><text:span text:style-name="T1"> as well as your most recent profile picture, the last article you may have shares, number of connections, industry information and non-specific geolocation information.”</text:span></text:p>
                </text:list-item>
                <text:list-item>
                  <text:p text:style-name="P2"><text:span text:style-name="T1">Can we assume that this is what personal information refers to?</text:span></text:p>
                </text:list-item>
              </text:list>
            </text:list-item>
          </text:list>
        </text:list-item>
        <text:list-item>
          <text:p text:style-name="P2">“<text:span text:style-name="T1">Unless required by law, we do not/will not collect or process any of the following types of sensitive data: Race or ethnic origin, political opinions, religious or philosophical beliefs, trade union memberships, genetic or biometric data, health or mortality, or sex life or sexual orientation.”</text:span></text:p>
          <text:list>
            <text:list-item>
              <text:p text:style-name="P2"><text:span text:style-name="T1">Ummm... when is it required by law that they collect that kind of data?</text:span></text:p>
            </text:list-item>
          </text:list>
        </text:list-item>
        <text:list-item>
          <text:p text:style-name="P2"><text:span text:style-name="T1">“By registering with Jobscan, by managing your profile, or expressly opting in when presented with choices, you have consented for us</text:span><text:span text:style-name="T2"> to. W</text:span><text:span text:style-name="T1">e will use your information, subject to local law, in the following ways: to allow you to create an account; to create a profile for you based on information that you have provided to us; to contact you about site updates, informational and service-related communications, including important security updates; to provide you additional communications, information, and promotions such as newsletters and career advice; to inform you of other products or services available from Jobscan or its affiliates; to enable you to provide feedback, to contact us and for us to respond to you; to conduct surveys and questionnaires, to generate internal reports about the use of our site; and to provide ‘forward to a friend’ features.”</text:span></text:p>
          <text:list>
            <text:list-item>
              <text:p text:style-name="P2"><text:soft-page-break/><text:span text:style-name="T1">Typo? By registering, [the user has] <text:s/>consented us to … <text:s/>what?</text:span></text:p>
            </text:list-item>
            <text:list-item>
              <text:p text:style-name="P2"><text:span text:style-name="T1">“ to inform you of other products or services available from Jobscan or its affiliates”</text:span></text:p>
              <text:list>
                <text:list-item>
                  <text:p text:style-name="P2"><text:span text:style-name="T1">Who are it's affiliates?</text:span></text:p>
                </text:list-item>
              </text:list>
            </text:list-item>
          </text:list>
        </text:list-item>
        <text:list-item>
          <text:p text:style-name="P2"><text:span text:style-name="T1">“Unless you ask us not to, we may contact you via email in the future to tell you about resume tips, specials, new products/services, or changes to this privacy policy. “</text:span></text:p>
        </text:list-item>
        <text:list-item>
          <text:p text:style-name="P2"><text:span text:style-name="T1">“Jobscan may also provide such information to </text:span><text:span text:style-name="T2">subsidiaries, affiliates</text:span><text:span text:style-name="T1"> and </text:span><text:span text:style-name="T2">other</text:span><text:span text:style-name="T1"> trusted </text:span><text:span text:style-name="T2">third parties</text:span><text:span text:style-name="T1"> with whom we have </text:span><text:span text:style-name="T2">alliances</text:span><text:span text:style-name="T1"> </text:span><text:span text:style-name="T4">in connection with providing products or service</text:span><text:span text:style-name="T1">s that you have requested or otherwise with your permission, subject to the terms of this Privacy Policy.”</text:span></text:p>
          <text:list>
            <text:list-item>
              <text:p text:style-name="P2"><text:span text:style-name="T1">In progress: There we go. Are alliances the same thing as contracts/agreements in legal terms?</text:span></text:p>
            </text:list-item>
          </text:list>
        </text:list-item>
      </text:list>
      <text:h text:style-name="P1" text:outline-level="2"><text:bookmark text:name="disclose"/><text:span text:style-name="T6">DISCLOSURE OF INFORMATION TO THIRD PARTIES</text:span></text:h>
      <text:list xml:id="list2850241085797796200" text:style-name="L2">
        <text:list-item>
          <text:p text:style-name="P3">“<text:span text:style-name="T1">We will not share your information with any third party outside of our organization except as provided in this Privacy Policy, other than product feedback. We will only allow your resume to be searchable to recruiters once Jobscan partners with recruiters </text:span><text:span text:style-name="T2">and you opted in</text:span><text:span text:style-name="T1">. </text:span><text:span text:style-name="T3">Jobscan.co currently does not partner with any recruiters</text:span><text:span text:style-name="T1">.”</text:span></text:p>
          <text:list>
            <text:list-item>
              <text:p text:style-name="P3"><text:span text:style-name="T1">Are they planning on parterning with recruiters?</text:span></text:p>
            </text:list-item>
            <text:list-item>
              <text:p text:style-name="P3"><text:span text:style-name="T1">Good part on the opt-in section</text:span></text:p>
            </text:list-item>
          </text:list>
        </text:list-item>
        <text:list-item>
          <text:p text:style-name="P3"><text:span text:style-name="T1">“We do not disclose to third parties your personal information for promotional purposes, combined personal and demographic information or information about your use of an Jobscan website (such as the areas you visit or the services you access), </text:span><text:span text:style-name="T3">except</text:span><text:span text:style-name="T1"> as set forth below:</text:span></text:p>
          <text:list>
            <text:list-item>
              <text:p text:style-name="P3"><text:span text:style-name="T1">In this case, Except, basically means, “Well, we do actually share your personal information”</text:span></text:p>
            </text:list-item>
          </text:list>
        </text:list-item>
        <text:list-item>
          <text:p text:style-name="P4">“We may disclose such information to third parties <text:span text:style-name="T5">if you consent to such disclosure</text:span>. </text:p>
          <text:list>
            <text:list-item>
              <text:p text:style-name="P4"><text:span text:style-name="T5">“if you indicate that you would like to receive information about the products or services of third parties</text:span> at the time you register for an Jobscan account, we <text:span text:style-name="T5">may</text:span> supply your contact information to third parties”</text:p>
              <text:list>
                <text:list-item>
                  <text:p text:style-name="P4">“ such as employers, recruiters, <text:span text:style-name="T5">agents</text:span>, <text:span text:style-name="T5">brokers</text:span>, <text:span text:style-name="T5">dealers</text:span>, <text:span text:style-name="T5">data aggregators</text:span>, <text:span text:style-name="T5">marketers</text:span> or others for the purpose of sending you email or otherwise communicating with you.<text:span text:style-name="T7"> If you do not want us to share your personal information with these companies, contact us at </text:span><text:a xlink:type="simple" xlink:href="mailto:support@jobscan.co" text:style-name="Internet_20_link" text:visited-style-name="Visited_20_Internet_20_Link"><text:span text:style-name="T7">support@jobscan.co</text:span></text:a><text:span text:style-name="T7">.</text:span>”</text:p>
                </text:list-item>
                <text:list-item>
                  <text:p text:style-name="P4">Who has time to read this kind of stuff before committing? So vague as well. </text:p>
                </text:list-item>
                <text:list-item>
                  <text:p text:style-name="P4">Why do I have to email them personally, if I do not want them to share personal information with data aggregators, agents, brokers, dealers, and whoever else???</text:p>
                </text:list-item>
              </text:list>
            </text:list-item>
          </text:list>
        </text:list-item>
        <text:list-item>
          <text:p text:style-name="P4"/>
        </text:list-item>
      </text:list>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 Sans" svg:font-family="'Open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4-16T13:42:17</meta:creation-date>
    <meta:document-statistic meta:table-count="0" meta:image-count="0" meta:object-count="0" meta:page-count="2" meta:paragraph-count="48" meta:word-count="1301" meta:character-count="7734"/>
    <dc:date>2020-04-16T14:21:22</dc:date>
    <meta:editing-duration>PT8M44S</meta:editing-duration>
    <meta:editing-cycles>1</meta:editing-cycles>
    <meta:generator>OpenOffice/4.1.6$Unix OpenOffice.org_project/416m1$Build-9790</meta:generator>
  </office:meta>
</office:document-meta>
</file>